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ixTermEnum.end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TermEnum.dif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TermEnum.PrefixTermEnum( IndexReader reader , Term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fixTermEnum.termCompare( Term te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